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42ade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5">2</text:span><text:span text:style-name="T3">.</text:span><text:span text:style-name="T6">2</text:span><text:span text:style-name="T4">.</text:span><text:span text:style-name="T1"> </text:span><text:span text:style-name="T5">Tablero de ludo, toma </text:span><text:span text:style-name="T6">2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43:56.177000000</dc:date>
    <meta:editing-duration>PT4H26M50S</meta:editing-duration>
    <meta:editing-cycles>69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41" meta:non-whitespace-character-count="35"/>
  </office:meta>
</office:document-meta>
</file>